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1">This is an annotation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6-29T14:33:21</dc:date>
    <meta:editing-duration>PT00H06M53S</meta:editing-duration>
    <meta:editing-cycles>8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meta:document-statistic meta:table-count="0" meta:image-count="0" meta:object-count="0" meta:page-count="1" meta:paragraph-count="9" meta:word-count="51" meta:character-count="279"/>
  </office:meta>
</office:document-meta>
</file>